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1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8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Nj=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3A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ny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x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j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x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in </text:p>
          </table:table-cell>
          <table:table-cell table:number-columns-repeated="3" office:value-type="string" calcext:value-type="string">
            <text:p><text:s/>ruper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here_settling_velocity </text:p>
          </table:table-cell>
          <table:table-cell table:number-columns-repeated="3" office:value-type="string" calcext:value-type="string">
            <text:p><text:s/>sal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_iterations 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mple_rate 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 </text:p>
          </table:table-cell>
          <table:table-cell table:number-columns-repeated="3" office:value-type="string" calcext:value-type="string">
            <text:p><text:s/>np.ix_(np.arange(48,49)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</text:p>
          </table:table-cell>
          <table:table-cell table:number-columns-repeated="3" office:value-type="string" calcext:value-type="string">
            <text:p><text:s/>np.ix_(np.arange(4,5)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eta_r 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th[y,x] 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v[y,x] 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j[y,x,0] </text:p>
          </table:table-cell>
          <table:table-cell table:number-columns-repeated="3" office:value-type="float" office:value="0.003" calcext:value-type="float">
            <text:p>0.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j[y,x,1]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bj[y,x,0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bj[y,x,1]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d[y,x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cbj[interior, 0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_d[interior]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 </text:p>
          </table:table-cell>
          <table:table-cell table:number-columns-repeated="3" office:value-type="float" office:value="9.81" calcext:value-type="float">
            <text:p>9.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 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 </text:p>
          </table:table-cell>
          <table:table-cell table:number-columns-repeated="3" office:value-type="float" office:value="0.43" calcext:value-type="float">
            <text:p>0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o_a 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_d </text:p>
          </table:table-cell>
          <table:table-cell table:number-columns-repeated="3" office:value-type="float" office:value="0.003" calcext:value-type="float">
            <text:p>0.0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 </text:p>
          </table:table-cell>
          <table:table-cell table:number-columns-repeated="3" table:style-name="ce6" office:value-type="float" office:value="0.0000015182" calcext:value-type="float">
            <text:p>1.52E-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rosity </text:p>
          </table:table-cell>
          <table:table-cell table:number-columns-repeated="3" office:value-type="float" office:value="0.3" calcext:value-type="float">
            <text:p>0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_f </text:p>
          </table:table-cell>
          <table:table-cell table:number-columns-repeated="3" office:value-type="string" calcext:value-type="string">
            <text:p><text:s/>np.deg2rad(0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_adh 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o_j </text:p>
          </table:table-cell>
          <table:table-cell office:value-type="string" calcext:value-type="string">
            <text:p><text:s/>np.array([2650], dtype=np.dtype("i"), order=’C’)</text:p>
          </table:table-cell>
          <table:table-cell table:number-columns-repeated="2" office:value-type="string" calcext:value-type="string">
            <text:p><text:s/>np.array([2650], dtyp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_sj </text:p>
          </table:table-cell>
          <table:table-cell table:number-columns-repeated="3" office:value-type="string" calcext:value-type="string">
            <text:p><text:s/>np.array([0.00011]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Comment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4" office:value-type="string" calcext:value-type="string">
            <text:p>Unphysical Q_d</text:p>
          </table:table-cell>
          <table:table-cell table:style-name="ce4"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j=2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1:26:25.01682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32:48.196854581</meta:creation-date>
    <dc:date>2019-04-02T23:08:10.564223807</dc:date>
    <meta:editing-duration>PT1H43M15S</meta:editing-duration>
    <meta:editing-cycles>4</meta:editing-cycles>
    <meta:generator>LibreOffice/6.0.7.3$Linux_X86_64 LibreOffice_project/00m0$Build-3</meta:generator>
    <meta:document-statistic meta:table-count="2" meta:cell-count="132" meta:object-count="0"/>
  </office:meta>
</office:document-meta>
</file>